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Verdana" svg:font-family="Verdan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writing-mode="lr-tb"/>
    </style:style>
    <style:style style:name="Table1.A" style:family="table-column">
      <style:table-column-properties style:column-width="1.5993in" style:rel-column-width="15482*"/>
    </style:style>
    <style:style style:name="Table1.B" style:family="table-column">
      <style:table-column-properties style:column-width="1.1868in" style:rel-column-width="11485*"/>
    </style:style>
    <style:style style:name="Table1.C" style:family="table-column">
      <style:table-column-properties style:column-width="1.0313in" style:rel-column-width="9983*"/>
    </style:style>
    <style:style style:name="Table1.D" style:family="table-column">
      <style:table-column-properties style:column-width="2.9528in" style:rel-column-width="28585*"/>
    </style:style>
    <style:style style:name="Table1.A1" style:family="table-cell">
      <style:table-cell-properties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fo:background-color="#d8d8d8" fo:padding-left="0.075in" fo:padding-right="0.075in" fo:padding-top="0in" fo:padding-bottom="0in" fo:border="0.0069in solid #000000" style:writing-mode="lr-tb">
        <style:background-image/>
      </style:table-cell-properties>
    </style:style>
    <style:style style:name="Table1.A2" style:family="table-cell">
      <style:table-cell-properties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7701in" table:align="margins" style:writing-mode="lr-tb"/>
    </style:style>
    <style:style style:name="Table2.A" style:family="table-column">
      <style:table-column-properties style:column-width="1.9681in" style:rel-column-width="19049*"/>
    </style:style>
    <style:style style:name="Table2.B" style:family="table-column">
      <style:table-column-properties style:column-width="4.8021in" style:rel-column-width="46486*"/>
    </style:style>
    <style:style style:name="Table2.A1" style:family="table-cell">
      <style:table-cell-properties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B1" style:family="table-cell">
      <style:table-cell-properties fo:background-color="#d8d8d8" fo:padding-left="0.075in" fo:padding-right="0.075in" fo:padding-top="0in" fo:padding-bottom="0in" fo:border="0.0069in solid #000000" style:writing-mode="lr-tb">
        <style:background-image/>
      </style:table-cell-properties>
    </style:style>
    <style:style style:name="Table2.A2" style:family="table-cell">
      <style:table-cell-properties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Title">
      <style:text-properties fo:language="en" fo:country="US"/>
    </style:style>
    <style:style style:name="P2" style:family="paragraph" style:parent-style-name="Standard" style:master-page-name="ToC_20_Page">
      <style:paragraph-properties fo:margin-top="0in" fo:margin-bottom="0.3335in" style:page-number="auto"/>
      <style:text-properties fo:language="en" fo:country="US" fo:font-style="normal" fo:font-weight="normal" style:font-style-asian="normal" style:font-weight-asian="normal" style:font-style-complex="normal" style:font-weight-complex="normal"/>
    </style:style>
    <style:style style:name="P3" style:family="paragraph" style:parent-style-name="Standard">
      <style:paragraph-properties fo:margin-top="0in" fo:margin-bottom="0.3335in"/>
      <style:text-properties fo:language="en" fo:country="US" fo:font-style="normal" fo:font-weight="normal" style:font-style-asian="normal" style:font-weight-asian="normal" style:font-style-complex="normal" style:font-weight-complex="normal"/>
    </style:style>
    <style:style style:name="P4" style:family="paragraph" style:parent-style-name="Heading_20_1" style:list-style-name="Heading_20_Numbering"/>
    <style:style style:name="P5" style:family="paragraph" style:parent-style-name="Heading_20_1" style:list-style-name="Heading_20_Numbering" style:master-page-name="Standard">
      <style:paragraph-properties style:page-number="auto" fo:break-before="page"/>
    </style:style>
    <style:style style:name="P6" style:family="paragraph" style:parent-style-name="Heading_20_2" style:list-style-name="Heading_20_Numbering"/>
    <style:style style:name="P7" style:family="paragraph" style:parent-style-name="Heading_20_2" style:list-style-name="Heading_20_Numbering">
      <style:text-properties style:font-name-asian="Courier New"/>
    </style:style>
    <style:style style:name="P8" style:family="paragraph" style:parent-style-name="Heading_20_3" style:list-style-name="Heading_20_Numbering">
      <style:text-properties style:font-name-asian="Courier New"/>
    </style:style>
    <style:style style:name="P9" style:family="paragraph" style:parent-style-name="Title" style:master-page-name="First_20_Page">
      <style:paragraph-properties style:page-number="auto" fo:break-before="page"/>
      <style:text-properties fo:language="en" fo:country="US"/>
    </style:style>
    <style:style style:name="T1" style:family="text">
      <style:text-properties fo:color="#000000" style:font-name-asian="Courier New" style:font-name-complex="Courier New"/>
    </style:style>
    <style:style style:name="T2" style:family="text">
      <style:text-properties fo:color="#000000" style:font-name="Courier New" style:font-name-asian="Courier New" style:font-name-complex="Courier New"/>
    </style:style>
    <style:style style:name="T3" style:family="text">
      <style:text-properties fo:color="#000000" style:font-name="Liberation Sans3" fo:font-size="10pt" fo:font-weight="normal" style:font-name-asian="Courier New" style:font-size-asian="10pt" style:font-weight-asian="normal" style:font-name-complex="Courier New" style:font-size-complex="10pt" style:font-weight-complex="normal"/>
    </style:style>
    <style:style style:name="T4" style:family="text">
      <style:text-properties fo:color="#000000" style:font-name="Liberation Sans3" fo:font-size="10pt" style:font-name-asian="Courier New" style:font-size-asian="10pt" style:font-name-complex="Courier New"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start text:name="__RefHeading__7619_773174625"/>FreeACS<text:bookmark-end text:name="__RefHeading__7619_773174625"/></text:p>
      <text:p text:style-name="P1">System Parameter Reference</text:p>
      <text:p text:style-name="FreeACS_5f_UnderTitle"><text:bookmark-start text:name="__RefHeading__7621_773174625"/>Version <text:user-defined style:data-style-name="N0" text:name="Product Version">2012R1</text:user-defined><text:bookmark-end text:name="__RefHeading__7621_773174625"/></text:p>
      <text:p text:style-name="P2">&lt;&lt;Insert table of contents here&gt;&gt;</text:p>
      <text:p text:style-name="P3"/>
      <text:list xml:id="list6590479747837893475" text:style-name="Heading_20_Numbering">
        <text:list-item>
          <text:h text:style-name="P5" text:outline-level="1"><text:bookmark-start text:name="__RefHeading__7623_773174625"/>Document Introduction<text:bookmark-end text:name="__RefHeading__7623_773174625"/></text:h>
          <text:list>
            <text:list-item>
              <text:h text:style-name="P6" text:outline-level="2"><text:bookmark-start text:name="__RefHeading__7625_773174625"/>Document Purpose<text:bookmark-end text:name="__RefHeading__7625_773174625"/></text:h>
            </text:list-item>
          </text:list>
        </text:list-item>
      </text:list>
      <text:p text:style-name="Text_20_body">The purpose of this document is to provide a detailed description the system parameters of FreeACS.</text:p>
      <text:list xml:id="list1285443289" text:continue-numbering="true" text:style-name="Heading_20_Numbering">
        <text:list-item>
          <text:list>
            <text:list-item>
              <text:h text:style-name="P6" text:outline-level="2"><text:bookmark-start text:name="__RefHeading__7627_773174625"/>Document Audience<text:bookmark-end text:name="__RefHeading__7627_773174625"/></text:h>
            </text:list-item>
          </text:list>
        </text:list-item>
      </text:list>
      <text:p text:style-name="Text_20_body">FreeACS Operators and Adiministratos</text:p>
      <text:list xml:id="list490751297" text:continue-numbering="true" text:style-name="Heading_20_Numbering">
        <text:list-item>
          <text:list>
            <text:list-item>
              <text:h text:style-name="P6" text:outline-level="2"><text:bookmark-start text:name="__RefHeading__7629_773174625"/>Document History<text:bookmark-end text:name="__RefHeading__7629_773174625"/></text:h>
            </text:list-item>
          </text:list>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Editor</text:p>
          </table:table-cell>
          <table:table-cell table:style-name="Table1.A1" office:value-type="string">
            <text:p text:style-name="Table_20_Heading">Date</text:p>
          </table:table-cell>
          <table:table-cell table:style-name="Table1.D1" office:value-type="string">
            <text:p text:style-name="Table_20_Heading">Changes</text:p>
          </table:table-cell>
        </table:table-row>
        <table:table-row>
          <table:table-cell table:style-name="Table1.A2" office:value-type="string">
            <text:p text:style-name="Table_20_Contents">2012R1</text:p>
          </table:table-cell>
          <table:table-cell table:style-name="Table1.A2" office:value-type="string">
            <text:p text:style-name="Table_20_Contents">M. Simonsen</text:p>
          </table:table-cell>
          <table:table-cell table:style-name="Table1.A2" office:value-type="string">
            <text:p text:style-name="Table_20_Contents">9-Dec-11</text:p>
          </table:table-cell>
          <table:table-cell table:style-name="Table1.D2" office:value-type="string">
            <text:p text:style-name="Table_20_Contents">Initial version</text:p>
          </table:table-cell>
        </table:table-row>
      </table:table>
      <text:list xml:id="list1034259284" text:continue-numbering="true" text:style-name="Heading_20_Numbering">
        <text:list-item>
          <text:list>
            <text:list-item>
              <text:h text:style-name="P6" text:outline-level="2"><text:bookmark-start text:name="__RefHeading__7631_773174625"/>Acronyms and Abbreviations<text:bookmark-end text:name="__RefHeading__7631_773174625"/></text:h>
            </text:list-item>
          </text:list>
        </text:list-item>
      </text:list>
      <table:table table:name="Table2" table:style-name="Table2">
        <table:table-column table:style-name="Table2.A"/>
        <table:table-column table:style-name="Table2.B"/>
        <table:table-row>
          <table:table-cell table:style-name="Table2.A1" office:value-type="string">
            <text:p text:style-name="Table_20_Heading">Acronym</text:p>
          </table:table-cell>
          <table:table-cell table:style-name="Table2.B1" office:value-type="string">
            <text:p text:style-name="Table_20_Heading">Explanation</text:p>
          </table:table-cell>
        </table:table-row>
        <table:table-row>
          <table:table-cell table:style-name="Table2.A2" office:value-type="string">
            <text:p text:style-name="Table_20_Contents">ACS</text:p>
          </table:table-cell>
          <table:table-cell table:style-name="Table2.B2" office:value-type="string">
            <text:p text:style-name="Table_20_Contents">Auto Configuration Server.</text:p>
          </table:table-cell>
        </table:table-row>
        <table:table-row>
          <table:table-cell table:style-name="Table2.A2" office:value-type="string">
            <text:p text:style-name="Table_20_Contents">APS</text:p>
          </table:table-cell>
          <table:table-cell table:style-name="Table2.B2" office:value-type="string">
            <text:p text:style-name="Table_20_Contents">Automatic Provisioning System.</text:p>
          </table:table-cell>
        </table:table-row>
        <table:table-row>
          <table:table-cell table:style-name="Table2.A2" office:value-type="string">
            <text:p text:style-name="Table_20_Contents">FreeACS</text:p>
          </table:table-cell>
          <table:table-cell table:style-name="Table2.B2" office:value-type="string">
            <text:p text:style-name="Table_20_Contents">Ping Communication's eXtensible APS with advanced features such as Service Windows, Job Control and Smart Groups.</text:p>
          </table:table-cell>
        </table:table-row>
        <table:table-row>
          <table:table-cell table:style-name="Table2.A2" office:value-type="string">
            <text:p text:style-name="Table_20_Contents">FreeACS Module</text:p>
          </table:table-cell>
          <table:table-cell table:style-name="Table2.B2" office:value-type="string">
            <text:p text:style-name="Table_20_Contents">The FreeACS consists of several independently running Modules. The Modules may run on separate hosts in the network.</text:p>
          </table:table-cell>
        </table:table-row>
        <table:table-row>
          <table:table-cell table:style-name="Table2.A2" office:value-type="string">
            <text:p text:style-name="Table_20_Contents">North Side</text:p>
          </table:table-cell>
          <table:table-cell table:style-name="Table2.B2" office:value-type="string">
            <text:p text:style-name="Table_20_Contents">Common term describing the part of the FreeACS which includes all FreeACS Modules that provide management interfaces.</text:p>
          </table:table-cell>
        </table:table-row>
        <table:table-row>
          <table:table-cell table:style-name="Table2.A2" office:value-type="string">
            <text:p text:style-name="Table_20_Contents">South Side</text:p>
          </table:table-cell>
          <table:table-cell table:style-name="Table2.B2" office:value-type="string">
            <text:p text:style-name="Table_20_Contents">Common term describing the part of the FreeACS which includes all <text:s/>FreeACS Modules that provide CPE communication protocols.</text:p>
          </table:table-cell>
        </table:table-row>
        <table:table-row>
          <table:table-cell table:style-name="Table2.A2" office:value-type="string">
            <text:p text:style-name="Table_20_Contents">Core</text:p>
          </table:table-cell>
          <table:table-cell table:style-name="Table2.B2" office:value-type="string">
            <text:p text:style-name="Table_20_Contents">Common term describing the part of the FreeACS which includes all FreeACS Modules that provide neither management interfaces nor CPE communication protocols.</text:p>
          </table:table-cell>
        </table:table-row>
        <table:table-row>
          <table:table-cell table:style-name="Table2.A2" office:value-type="string">
            <text:p text:style-name="Table_20_Contents">CPE</text:p>
          </table:table-cell>
          <table:table-cell table:style-name="Table2.B2" office:value-type="string">
            <text:p text:style-name="Table_20_Contents">Customer Premises Equipment. Used in this document to refer to a single physical device. Same as the term “Device”.</text:p>
          </table:table-cell>
        </table:table-row>
        <table:table-row>
          <table:table-cell table:style-name="Table2.A2" office:value-type="string">
            <text:p text:style-name="Table_20_Contents">Parameter</text:p>
          </table:table-cell>
          <table:table-cell table:style-name="Table2.B2" office:value-type="string">
            <text:p text:style-name="Table_20_Contents">Each individual configuration setting is represented in the FreeACS <text:s/>Data Model as a Parameter. A Parameter consists of a name and usually (but not always) a value.</text:p>
          </table:table-cell>
        </table:table-row>
        <table:table-row>
          <table:table-cell table:style-name="Table2.A2" office:value-type="string">
            <text:p text:style-name="Table_20_Contents">Unit</text:p>
          </table:table-cell>
          <table:table-cell table:style-name="Table2.B2" office:value-type="string">
            <text:p text:style-name="Table_20_Contents">A dataset in the FreeACS database consisting of Parameter values relating to a single CPE. This dataset may extend beyond the Parameter values actually sent to the CPE, as some Parameter values may only be useful or needed by the FreeACS itself. Also, the dataset may represent only a subset of all the configurable settings in the CPE. For these reasons, it is important to distinguish the term “Unit” from the terms “CPE” and “Device”.</text:p>
          </table:table-cell>
        </table:table-row>
        <table:table-row>
          <table:table-cell table:style-name="Table2.A2" office:value-type="string">
            <text:p text:style-name="Table_20_Contents">Profile</text:p>
          </table:table-cell>
          <table:table-cell table:style-name="Table2.B2" office:value-type="string">
            <text:p text:style-name="Table_20_Contents">Dataset stored in the FreeACS containing Parameter values shared by multiple Units of the same Unit Type. A Unit is always assigned to a single profile. Multiple Profiles may be created for a Unit Type.</text:p>
          </table:table-cell>
        </table:table-row>
        <table:table-row>
          <table:table-cell table:style-name="Table2.A2" office:value-type="string">
            <text:p text:style-name="Table_20_Contents">Unit Type</text:p>
          </table:table-cell>
          <table:table-cell table:style-name="Table2.B2" office:value-type="string">
            <text:p text:style-name="Table_20_Contents">Units that represent CPEs of the same model share a common definition of that CPE model named Unit Type. The Unit Type definition is a list of Parameter names only, as the Unit Type never contains any Parameter values (values are stored in the Unit and/or Profile).</text:p>
          </table:table-cell>
        </table:table-row>
        <table:table-row>
          <table:table-cell table:style-name="Table2.A2" office:value-type="string">
            <text:p text:style-name="Table_20_Contents">Group</text:p>
          </table:table-cell>
          <table:table-cell table:style-name="Table2.B2" office:value-type="string">
            <text:p text:style-name="Table_20_Contents">A set of matching criteria used to search for Units. Commonly referred to as Smart Group.</text:p>
          </table:table-cell>
        </table:table-row>
        <table:table-row>
          <table:table-cell table:style-name="Table2.A2" office:value-type="string">
            <text:p text:style-name="Table_20_Contents">Job</text:p>
          </table:table-cell>
          <table:table-cell table:style-name="Table2.B2" office:value-type="string">
            <text:p text:style-name="Table_20_Contents">Automates and controls changes to Units within a Group. Partitions the changes over time according to rules to limit network load.</text:p>
          </table:table-cell>
        </table:table-row>
        <table:table-row>
          <table:table-cell table:style-name="Table2.A2" office:value-type="string">
            <text:p text:style-name="Table_20_Contents">Job Chain</text:p>
          </table:table-cell>
          <table:table-cell table:style-name="Table2.B2" office:value-type="string">
            <text:p text:style-name="Table_20_Contents">Multiple Jobs being automatically executed in a designated sequence.</text:p>
          </table:table-cell>
        </table:table-row>
        <table:table-row>
          <table:table-cell table:style-name="Table2.A2" office:value-type="string">
            <text:p text:style-name="Table_20_Contents">Periodic Mode</text:p>
          </table:table-cell>
          <table:table-cell table:style-name="Table2.B2" office:value-type="string">
            <text:p text:style-name="Table_20_Contents">Provisioning Mode where the FreeACS automatically configures all CPEs based on their combined Unit and Profile parameter values.</text:p>
          </table:table-cell>
        </table:table-row>
        <text:soft-page-break/>
        <table:table-row>
          <table:table-cell table:style-name="Table2.A2" office:value-type="string">
            <text:p text:style-name="Table_20_Contents">Inspection Mode</text:p>
          </table:table-cell>
          <table:table-cell table:style-name="Table2.B2" office:value-type="string">
            <text:p text:style-name="Table_20_Contents">Provisioning Mode where an FreeACS Operator manually inspects and configures a single CPE through the FreeACS Web Interface.</text:p>
          </table:table-cell>
        </table:table-row>
        <table:table-row>
          <table:table-cell table:style-name="Table2.A2" office:value-type="string">
            <text:p text:style-name="Table_20_Contents">Staging</text:p>
          </table:table-cell>
          <table:table-cell table:style-name="Table2.B2" office:value-type="string">
            <text:p text:style-name="Table_20_Contents">FreeACS functionality used for optimizations in manufacturing, logistics and time-to-market for CPEs.</text:p>
          </table:table-cell>
        </table:table-row>
        <table:table-row>
          <table:table-cell table:style-name="Table2.A2" office:value-type="string">
            <text:p text:style-name="Table_20_Contents">TR-069</text:p>
          </table:table-cell>
          <table:table-cell table:style-name="Table2.B2" office:value-type="string">
            <text:p text:style-name="Table_20_Contents">Industry standard provisioning protocol used by the FreeACS to read and write configurations from and to the CPEs, in addition to handle upgrades.</text:p>
          </table:table-cell>
        </table:table-row>
        <table:table-row>
          <table:table-cell table:style-name="Table2.A2" office:value-type="string">
            <text:p text:style-name="Table_20_Contents">SPP</text:p>
          </table:table-cell>
          <table:table-cell table:style-name="Table2.B2" office:value-type="string">
            <text:p text:style-name="Table_20_Contents">Simple Protocol Provisioning, covers HTTP(S)/TFTP</text:p>
          </table:table-cell>
        </table:table-row>
      </table:table>
      <text:list xml:id="list486048999" text:continue-numbering="true" text:style-name="Heading_20_Numbering">
        <text:list-item>
          <text:h text:style-name="P4" text:outline-level="1"><text:bookmark-start text:name="__RefHeading__1686_1305356424"/>Introduction<text:bookmark-end text:name="__RefHeading__1686_1305356424"/></text:h>
        </text:list-item>
      </text:list>
      <text:p text:style-name="Text_20_body">The system parameters are of vital importance for FreeACS. These parameters controls the behaviour of the provisioning. Some are modified using Web interface/tools/wizards, but all of them can be manipulated directly if you know what to do. By reading this document you will gain a deeper understanding on how to modify and control FreeACS.</text:p>
      <text:p text:style-name="Text_20_body">The system parameters are stored the same way as regular parameters from the device. They can be found in the UnitType/Profile/Group/Job/Unit and work the same way in most cases. The major difference is that FreeACS will use the information is these parameters from time to time and they will not ever be provisioned to the device.</text:p>
      <text:list xml:id="list619404031" text:continue-numbering="true" text:style-name="Heading_20_Numbering">
        <text:list-item>
          <text:list>
            <text:list-item>
              <text:h text:style-name="P6" text:outline-level="2"><text:bookmark-start text:name="__RefHeading__1688_1305356424"/>Parameter Naming Convention<text:bookmark-end text:name="__RefHeading__1688_1305356424"/></text:h>
            </text:list-item>
          </text:list>
        </text:list-item>
      </text:list>
      <text:p text:style-name="Text_20_body">All parameter has the prefix "System.X_OWERA-COM.". Owera refers to a company reponsible for the predecessor of FreeACS, and otherwise the naming convention follows the TR-069 parameter naming convention.</text:p>
      <text:list xml:id="list1368384957" text:continue-numbering="true" text:style-name="Heading_20_Numbering">
        <text:list-item>
          <text:h text:style-name="P4" text:outline-level="1"><text:bookmark-start text:name="__RefHeading__1690_1305356424"/>Parameter Reference<text:bookmark-end text:name="__RefHeading__1690_1305356424"/></text:h>
        </text:list-item>
      </text:list>
      <text:p text:style-name="Text_20_body">All parameters can be used as Group parameter, so for simplicity's sake we only mentioned where to use the parameters otherwise (Job, Unit or Profile).</text:p>
      <text:list xml:id="list1253114326" text:continue-numbering="true" text:style-name="Heading_20_Numbering">
        <text:list-item>
          <text:list>
            <text:list-item>
              <text:h text:style-name="P7" text:outline-level="2"><text:bookmark-start text:name="__RefHeading__1692_1305356424"/>Debug<text:bookmark-end text:name="__RefHeading__1692_1305356424"/></text:h>
            </text:list-item>
          </text:list>
        </text:list-item>
      </text:list>
      <text:p text:style-name="Text_20_body">Read-write Unit/Profile/Job parameter</text:p>
      <text:p text:style-name="Text_20_body">Values allowed: 0 or 1</text:p>
      <text:p text:style-name="Text_20_body">Protocols: N/A</text:p>
      <text:p text:style-name="Text_20_body">Setting it to 1 triggers server-side debug-mode, which means that loglevels will be overridden for the Units affected and set to Debug. The setting will not affect the loglevels on the device itself. Be careful about setting this on profile level, it has some performance impact.</text:p>
      <text:list xml:id="list948318830" text:continue-numbering="true" text:style-name="Heading_20_Numbering">
        <text:list-item>
          <text:list>
            <text:list-item>
              <text:h text:style-name="P7" text:outline-level="2"><text:bookmark-start text:name="__RefHeading__1694_1305356424"/>DesiredScriptVersion<text:bookmark-end text:name="__RefHeading__1694_1305356424"/></text:h>
            </text:list-item>
          </text:list>
        </text:list-item>
      </text:list>
      <text:p text:style-name="Text_20_body">Read-write Unit/Profile/Job parameter</text:p>
      <text:p text:style-name="Text_20_body">Values allowed: Version number on a File of SCRIPT type in FreeACS (same Unit Type)</text:p>
      <text:p text:style-name="Text_20_body">Protocols: TR-069</text:p>
      <text:p text:style-name="Text_20_body"><text:span text:style-name="T1">Setting it will trigger the server to issue a Download-request for this particular script-file. The device will then run the script. The script MUST update a version-number within the device which changes the parameter <text:s/></text:span><text:span text:style-name="T2">(InternetGateway)Device.DeviceInfo.VendorConfigFile.Version,</text:span><text:span text:style-name="T3"> otherwise the Download-request will be issued upon every connect from the device to the server (a loop situation). If the version numbers match (in DesiredScriptVersion and in VendorConfiguFile.Version) no Download-request will be issued.</text:span></text:p>
      <text:list xml:id="list801652394" text:continue-numbering="true" text:style-name="Heading_20_Numbering">
        <text:list-item>
          <text:list>
            <text:list-item>
              <text:h text:style-name="P7" text:outline-level="2"><text:bookmark-start text:name="__RefHeading__1696_1305356424"/>DesiredSoftwareVersion<text:bookmark-end text:name="__RefHeading__1696_1305356424"/></text:h>
            </text:list-item>
          </text:list>
        </text:list-item>
      </text:list>
      <text:p text:style-name="Text_20_body">Read-write Unit/Profile/Job parameter</text:p>
      <text:p text:style-name="Text_20_body">Values allowed: Version number on a File of SOFTWARE type in FreeACS (same Unit Type)</text:p>
      <text:p text:style-name="Text_20_body">Protocols: TR-069, HTTP(S), TFTP</text:p>
      <text:p text:style-name="Text_20_body"><text:span text:style-name="T1">The behaviour is the same as for DesiredScriptVersion, except that the compare parameter in the device is </text:span><text:span text:style-name="T2">(InternetGateway)Device.DeviceInfo.SoftwareVersion.</text:span><text:span text:style-name="T4"> It is important that the new software update this parameter to match the DesiredSoftwareVersion.</text:span></text:p>
      <text:list xml:id="list2069906518" text:continue-numbering="true" text:style-name="Heading_20_Numbering">
        <text:list-item>
          <text:list>
            <text:list-item>
              <text:h text:style-name="P7" text:outline-level="2"><text:bookmark-start text:name="__RefHeading__1698_1305356424"/>Device.MAC<text:bookmark-end text:name="__RefHeading__1698_1305356424"/></text:h>
            </text:list-item>
          </text:list>
        </text:list-item>
      </text:list>
      <text:p text:style-name="Text_20_body">Read-only Unit parameter</text:p>
      <text:p text:style-name="Text_20_body">Protocols: TR-069, HTTP(S), TFTP</text:p>
      <text:p text:style-name="Text_20_body">The MAC address of the device is populated when the device connects to the server. Sometimes the value may be a Serialnumber instead.</text:p>
      <text:list xml:id="list1818802417" text:continue-numbering="true" text:style-name="Heading_20_Numbering">
        <text:list-item>
          <text:list>
            <text:list-item>
              <text:h text:style-name="P7" text:outline-level="2"><text:bookmark-start text:name="__RefHeading__1700_1305356424"/>Device.PeriodicInterval<text:bookmark-end text:name="__RefHeading__1700_1305356424"/></text:h>
            </text:list-item>
          </text:list>
        </text:list-item>
      </text:list>
      <text:p text:style-name="Text_20_body">Read-only Unit parameter</text:p>
      <text:p text:style-name="Text_20_body"><text:soft-page-break/>Protocols: TR-069, HTTP(S), TFTP</text:p>
      <text:p text:style-name="Text_20_body">PeriodicInterval is decided by the server by the usage of ServiceWindow parameters. This <text:s/>parameter is a copy whatever periodic interval is computed and sent to the device.</text:p>
      <text:list xml:id="list714995641" text:continue-numbering="true" text:style-name="Heading_20_Numbering">
        <text:list-item>
          <text:list>
            <text:list-item>
              <text:h text:style-name="P7" text:outline-level="2"><text:bookmark-start text:name="__RefHeading__1702_1305356424"/>Device.PublicIPAddress<text:bookmark-end text:name="__RefHeading__1702_1305356424"/></text:h>
            </text:list-item>
          </text:list>
        </text:list-item>
      </text:list>
      <text:p text:style-name="Text_20_body">Read-only Unit parameter</text:p>
      <text:p text:style-name="Text_20_body">Protocols: TR-069, HTTP(S), TFTP</text:p>
      <text:p text:style-name="Text_20_body">Contains the IP address of the device upon connect to the server. This is the public IP address and does not tell if the device is behind NAT or not.</text:p>
      <text:list xml:id="list2044977952" text:continue-numbering="true" text:style-name="Heading_20_Numbering">
        <text:list-item>
          <text:list>
            <text:list-item>
              <text:h text:style-name="P7" text:outline-level="2"><text:bookmark-start text:name="__RefHeading__1704_1305356424"/>Device.SoftwareVersion<text:bookmark-end text:name="__RefHeading__1704_1305356424"/></text:h>
            </text:list-item>
          </text:list>
        </text:list-item>
      </text:list>
      <text:p text:style-name="Text_20_body">Read-only Unit parameter</text:p>
      <text:p text:style-name="Text_20_body">Protocols: TR-069, HTTP(S), TFTP</text:p>
      <text:p text:style-name="Text_20_body">Contains the Softwareversion of the device upon connect to the server.</text:p>
      <text:list xml:id="list818614880" text:continue-numbering="true" text:style-name="Heading_20_Numbering">
        <text:list-item>
          <text:list>
            <text:list-item>
              <text:h text:style-name="P7" text:outline-level="2"><text:bookmark-start text:name="__RefHeading__1706_1305356424"/>FirstConnectTms<text:bookmark-end text:name="__RefHeading__1706_1305356424"/></text:h>
            </text:list-item>
          </text:list>
        </text:list-item>
      </text:list>
      <text:p text:style-name="Text_20_body">Read-only Unit parameter</text:p>
      <text:p text:style-name="Text_20_body">Protocols: TR-069, HTTP(S), TFTP</text:p>
      <text:p text:style-name="Text_20_body">Contains the timestamp of the first connect from the device to the server.</text:p>
      <text:list xml:id="list1102828237" text:continue-numbering="true" text:style-name="Heading_20_Numbering">
        <text:list-item>
          <text:list>
            <text:list-item>
              <text:h text:style-name="P7" text:outline-level="2"><text:bookmark-start text:name="__RefHeading__1708_1305356424"/>IM.Message<text:bookmark-end text:name="__RefHeading__1708_1305356424"/></text:h>
            </text:list-item>
          </text:list>
        </text:list-item>
      </text:list>
      <text:p text:style-name="Text_20_body">Read-only Unit parameter</text:p>
      <text:p text:style-name="Text_20_body">Protocols: TR-069</text:p>
      <text:p text:style-name="Text_20_body">Message about response from Unit sent from FreeACS STUN server to Web/Shell when performing Inspection/Kick.</text:p>
      <text:list xml:id="list345892314" text:continue-numbering="true" text:style-name="Heading_20_Numbering">
        <text:list-item>
          <text:list>
            <text:list-item>
              <text:h text:style-name="P7" text:outline-level="2"><text:bookmark-start text:name="__RefHeading__1710_1305356424"/>Job.Current<text:bookmark-end text:name="__RefHeading__1710_1305356424"/></text:h>
            </text:list-item>
          </text:list>
        </text:list-item>
      </text:list>
      <text:p text:style-name="Text_20_body">Read-only Unit parameter</text:p>
      <text:p text:style-name="Text_20_body">Protocols: TR-069, HTTP(S), TFTP</text:p>
      <text:p text:style-name="Text_20_body">Tells the job Id (internal job id in FreeACS DB) of a job that is on-going on this Unit. This is important to be able to perform both Execution and Verification of a Job (two-step process).</text:p>
      <text:list xml:id="list1265967698" text:continue-numbering="true" text:style-name="Heading_20_Numbering">
        <text:list-item>
          <text:list>
            <text:list-item>
              <text:list>
                <text:list-item>
                  <text:h text:style-name="P8" text:outline-level="3"><text:bookmark-start text:name="__RefHeading__1712_1305356424"/>Job.Disruptive<text:bookmark-end text:name="__RefHeading__1712_1305356424"/></text:h>
                </text:list-item>
              </text:list>
            </text:list-item>
          </text:list>
        </text:list-item>
      </text:list>
      <text:p text:style-name="Text_20_body">Read-only Unit parameter</text:p>
      <text:p text:style-name="Text_20_body">Protocols: TR-069, HTTP(S), TFTP</text:p>
      <text:p text:style-name="Text_20_body">If set to 1 a previous job in a currently ongoing job chain has been a disruptive job. To avoid a situation where job processing stops due to short Disruptive Service Window, this parameter is set and will tell all the rest of the jobs in this job chain to disregard the Service Window and complete the tasks.</text:p>
      <text:list xml:id="list1060018811" text:continue-numbering="true" text:style-name="Heading_20_Numbering">
        <text:list-item>
          <text:list>
            <text:list-item>
              <text:h text:style-name="P7" text:outline-level="2"><text:bookmark-start text:name="__RefHeading__1714_1305356424"/><text:soft-page-break/>Job.History<text:bookmark-end text:name="__RefHeading__1714_1305356424"/></text:h>
            </text:list-item>
          </text:list>
        </text:list-item>
      </text:list>
      <text:p text:style-name="Text_20_body">Read-only Unit parameter, possible to modify but at some risk</text:p>
      <text:p text:style-name="Text_20_body">Protocols: TR-069, HTTP(S), TFTP</text:p>
      <text:p text:style-name="Text_20_body">To keep track of which jobs has been performed, every Unit populates a "Job History". The history is a series of job-history-elements of this format:</text:p>
      <text:p text:style-name="FreeACS_5f_Code">&lt;job-id&gt;:&lt;repeat-count&gt;:&lt;executed-tms&gt;</text:p>
      <text:p text:style-name="Text_20_body">The elements are separated by commas, and extra commas are placed at the front and the end of the history string. The job ids are seen on the Job page in Web. New jobs are inserted in the history at the beginning of the parameter value. The repeat count and executed tms is only interesting for repeatable jobs. An example of a job history parameter:</text:p>
      <text:p text:style-name="FreeACS_5f_Code">,150:0:1304432665457,108:29:1294136844783,</text:p>
      <text:p text:style-name="Text_20_body">You may restart a job by manipulating job history, but at some risk. If the job history gets longer than a Unit parameter value can possibly be (512 characters), problems will occur and a cleanup of old jobs and the history parameter should be performed. If you remember completely stop (FINISH) old and unused jobs, FreeACS Core will delete those automatically (check xaps-core.properties). <text:s/>The <text:s/>job history Unit parameter will then be cleared of non-existing jobs by TR-069 or SPP server upon <text:s/>connect with the device.</text:p>
      <text:list xml:id="list876145327" text:continue-numbering="true" text:style-name="Heading_20_Numbering">
        <text:list-item>
          <text:list>
            <text:list-item>
              <text:h text:style-name="P7" text:outline-level="2"><text:bookmark-start text:name="__RefHeading__1716_1305356424"/>LastConnectTms<text:bookmark-end text:name="__RefHeading__1716_1305356424"/></text:h>
            </text:list-item>
          </text:list>
        </text:list-item>
      </text:list>
      <text:p text:style-name="Text_20_body">Read-only Unit parameter</text:p>
      <text:p text:style-name="Text_20_body">Protocols: TR-069, HTTP(S), TFTP</text:p>
      <text:p text:style-name="Text_20_body">Contains the timestamp of the last connect from the device to the server.</text:p>
      <text:list xml:id="list1336017556" text:continue-numbering="true" text:style-name="Heading_20_Numbering">
        <text:list-item>
          <text:list>
            <text:list-item>
              <text:h text:style-name="P7" text:outline-level="2"><text:bookmark-start text:name="__RefHeading__1718_1305356424"/>ProvisioningMode<text:bookmark-end text:name="__RefHeading__1718_1305356424"/></text:h>
            </text:list-item>
          </text:list>
        </text:list-item>
      </text:list>
      <text:p text:style-name="Text_20_body">Read-only Unit parameter, can be changed is special cases</text:p>
      <text:p text:style-name="Text_20_body">Protocols: TR-069</text:p>
      <text:p text:style-name="Text_20_body">The modes can be REGULAR (default) or READALL. If in REGULAR mode, a normal provisioning cycle will be executed. This includes things like discovery of a device, regular provisioning of a configuration, rebooting, resetting and download of software/script.</text:p>
      <text:p text:style-name="Text_20_body">However, if you want to read all the parameters from a device, you can change the mode into READALL. This mode will automatically revert to REGULAR within approximately 15 minutes, but if the device initiates a provisioning cycle before those 15 minutes have passed, then the ACS will request ALL parameters from the device. All these parameters are stored in a separate cache on the server, not overwriting or disturbing the data read from the REGULAR mode. You will see these parameters as an extra column appearing in the Web/Shell. The idea is that using READALL is something you’ll do to “debug” the device.</text:p>
      <text:list xml:id="list1742240866" text:continue-numbering="true" text:style-name="Heading_20_Numbering">
        <text:list-item>
          <text:list>
            <text:list-item>
              <text:h text:style-name="P7" text:outline-level="2"><text:bookmark-start text:name="__RefHeading__1722_1305356424"/>Reset<text:bookmark-end text:name="__RefHeading__1722_1305356424"/></text:h>
            </text:list-item>
          </text:list>
        </text:list-item>
      </text:list>
      <text:p text:style-name="Text_20_body">Read-write Unit/Profile/Job parameter</text:p>
      <text:p text:style-name="Text_20_body">Values allowed: 0 or 1</text:p>
      <text:p text:style-name="Text_20_body">Protocols: TR-069</text:p>
      <text:p text:style-name="Text_20_body">If set to 1 a FactoryReset command will be issued to the device upon connect. The TR-069 server will automatically reset the value to 0 after issuing the command.</text:p>
      <text:list xml:id="list1876182586" text:continue-numbering="true" text:style-name="Heading_20_Numbering">
        <text:list-item>
          <text:list>
            <text:list-item>
              <text:h text:style-name="P7" text:outline-level="2"><text:bookmark-start text:name="__RefHeading__1724_1305356424"/><text:soft-page-break/>Restart<text:bookmark-end text:name="__RefHeading__1724_1305356424"/></text:h>
            </text:list-item>
          </text:list>
        </text:list-item>
      </text:list>
      <text:p text:style-name="Text_20_body">Read-write Unit/Profile/Job parameter</text:p>
      <text:p text:style-name="Text_20_body">Values allowed: 0 or 1</text:p>
      <text:p text:style-name="Text_20_body">Protocols: TR-069, HTTP(S), TFTP</text:p>
      <text:p text:style-name="Text_20_body">If set to 1 a Reboot command will be issued to the device upon connect. The TR-069 server will automatically reset the value to 0 after issuing the command. Not all devices running HTTP(S)/TFTP will be able to perform a reboot.</text:p>
      <text:list xml:id="list2063390492" text:continue-numbering="true" text:style-name="Heading_20_Numbering">
        <text:list-item>
          <text:list>
            <text:list-item>
              <text:h text:style-name="P7" text:outline-level="2"><text:bookmark-start text:name="__RefHeading__1726_1305356424"/>ScriptURL<text:bookmark-end text:name="__RefHeading__1726_1305356424"/></text:h>
            </text:list-item>
          </text:list>
        </text:list-item>
      </text:list>
      <text:p text:style-name="Text_20_body">Read-write Unit/Profile/Job parameter</text:p>
      <text:p text:style-name="Text_20_body">Values allowed: A URL pointing to a script file</text:p>
      <text:p text:style-name="Text_20_body">Protocols: TR-069</text:p>
      <text:p text:style-name="Text_20_body">This parameter is only used if you're not satisfied with FreeACS handing out the files. One can imagine a situation where a large upgrade will create too much stress on the TR-069 server (usually handling the File-request from the devices). In that case this URL will override the default setting and you may specify a URL to any server to offload TR-069 Server.</text:p>
      <text:list xml:id="list674364596" text:continue-numbering="true" text:style-name="Heading_20_Numbering">
        <text:list-item>
          <text:list>
            <text:list-item>
              <text:h text:style-name="P7" text:outline-level="2"><text:bookmark-start text:name="__RefHeading__1728_1305356424"/>Secret<text:bookmark-end text:name="__RefHeading__1728_1305356424"/></text:h>
            </text:list-item>
          </text:list>
        </text:list-item>
      </text:list>
      <text:p text:style-name="Text_20_body">Read-write Unit/Profile parameter</text:p>
      <text:p text:style-name="Text_20_body">Values allowed: The value of the ACS-password found in the corresponding CPE</text:p>
      <text:p text:style-name="Text_20_body">Protocols: TR-069, HTTP(S), TFTP</text:p>
      <text:p text:style-name="Text_20_body">The parameter should be set using a lotfile/taiwanfile. Another option is to use Discovery mode in TR-069 server to detect the password (it will be stored in this parameter automatically). Some vendors produce devices all with the same ACS-password, and in that case it is appropriate to specify the Secret on the Profile level.</text:p>
      <text:list xml:id="list1218659009" text:continue-numbering="true" text:style-name="Heading_20_Numbering">
        <text:list-item>
          <text:list>
            <text:list-item>
              <text:h text:style-name="P7" text:outline-level="2"><text:bookmark-start text:name="__RefHeading__1730_1305356424"/>SecretScheme<text:bookmark-end text:name="__RefHeading__1730_1305356424"/></text:h>
            </text:list-item>
          </text:list>
        </text:list-item>
      </text:list>
      <text:p text:style-name="Text_20_body">Read-write Unit/Profile parameter</text:p>
      <text:p text:style-name="Text_20_body">Values allowed: Anything</text:p>
      <text:p text:style-name="Text_20_body">Protocols: HTTP(S)/TFTP</text:p>
      <text:p text:style-name="Text_20_body">If value is specified at all, it will be interpreted as the response from the server should be encrypted. <text:s/>Not all devices can support this, so this is highly device-dependent.</text:p>
      <text:list xml:id="list2014256647" text:continue-numbering="true" text:style-name="Heading_20_Numbering">
        <text:list-item>
          <text:list>
            <text:list-item>
              <text:h text:style-name="P7" text:outline-level="2"><text:bookmark-start text:name="__RefHeading__1732_1305356424"/>ServiceWindow.Disruptive<text:bookmark-end text:name="__RefHeading__1732_1305356424"/></text:h>
            </text:list-item>
          </text:list>
        </text:list-item>
      </text:list>
      <text:p text:style-name="Text_20_body">Read-write Unit/Profile/Job parameter</text:p>
      <text:p text:style-name="Text_20_body">Values allowed: Service Window format</text:p>
      <text:p text:style-name="Text_20_body">Protocols: TR-069, HTTP(S), TFTP</text:p>
      <text:p text:style-name="Text_20_body"><text:soft-page-break/>A Service Window describes a time window where provisioning is allowed. In this particular Service Window, we describe a time window for disruptive changes on the device (in general that is SOFTWARE changes, RESET and RESTART changes). The format is</text:p>
      <text:p text:style-name="Text_20_body_20_indent">&lt;mo|tu|we|th|fr|sa|su&gt;-&lt;mo|tu|we|th|fr|sa|su&gt;:&lt;hhmm&gt;-&lt;hhmm&gt;</text:p>
      <text:p text:style-name="Text_20_body">Examples are:</text:p>
      <text:p text:style-name="Text_20_body_20_indent">mo-su:0000-0000 (default window, all day - all week)</text:p>
      <text:p text:style-name="Text_20_body_20_indent">mo-fr:0800-1600 (a window open only during working hours)</text:p>
      <text:p text:style-name="Text_20_body_20_indent">mo-fr:0100-0500 (a window open only during night before work)</text:p>
      <text:p text:style-name="Text_20_body_20_indent">su-we:2300-0500 (window open 6 hours each night from Sunday Wednesday)</text:p>
      <text:p text:style-name="Text_20_body">This parameter should for the most part be set on the profile, so all Units will inherit the settings. If a job chooses to run under a Disruptive Service Window, it is to say that a Unit executing a Job will find the ServiceWindow either on the Unit or in the Profile. Setting a Service Window in a job will not affect the time when such a job is executed, but it will change the Unit setting of that device and thus change the time window for changes the next time a device connects to the server.</text:p>
      <text:list xml:id="list135132728" text:continue-numbering="true" text:style-name="Heading_20_Numbering">
        <text:list-item>
          <text:list>
            <text:list-item>
              <text:h text:style-name="P7" text:outline-level="2"><text:bookmark-start text:name="__RefHeading__1734_1305356424"/>ServiceWindow.Enable<text:bookmark-end text:name="__RefHeading__1734_1305356424"/></text:h>
            </text:list-item>
          </text:list>
        </text:list-item>
      </text:list>
      <text:p text:style-name="Text_20_body">Read-write Unit/Profile/Job parameter</text:p>
      <text:p text:style-name="Text_20_body">Values allowed: 0 or 1</text:p>
      <text:p text:style-name="Text_20_body">Protocols: TR-069, HTTP(S), TFTP</text:p>
      <text:p text:style-name="Text_20_body">By default Service Windows are enabled. Disabling it will let the servers ignore the Service Window and Spread settings. However, the Frequency will still be honored.</text:p>
      <text:list xml:id="list1190188950" text:continue-numbering="true" text:style-name="Heading_20_Numbering">
        <text:list-item>
          <text:list>
            <text:list-item>
              <text:h text:style-name="P7" text:outline-level="2"><text:bookmark-start text:name="__RefHeading__1736_1305356424"/>ServiceWindow.Frequency<text:bookmark-end text:name="__RefHeading__1736_1305356424"/></text:h>
            </text:list-item>
          </text:list>
        </text:list-item>
      </text:list>
      <text:p text:style-name="Text_20_body">Read-write Unit/Profile/Job parameter</text:p>
      <text:p text:style-name="Text_20_body">Values allowed: An integer from 1 to 20160. Higher numbers will not lead to increased frequency.</text:p>
      <text:p text:style-name="Text_20_body">Protocols: TR-069, HTTP(S), TFTP</text:p>
      <text:p text:style-name="Text_20_body">The frequency specifies the number of time to perform a periodic provisioning during one week. Default value is 7. If Service Window is enabled, the frequency will be calculated according to the open hours of the Service Window specifed. If a SW is only open 4 hours from monday to friday (total of 20 hours), and frequency is set to 20, the device will provision every hour in the "opening hours" of the Service Window.</text:p>
      <text:list xml:id="list980155432" text:continue-numbering="true" text:style-name="Heading_20_Numbering">
        <text:list-item>
          <text:list>
            <text:list-item>
              <text:h text:style-name="P7" text:outline-level="2"><text:bookmark-start text:name="__RefHeading__1738_1305356424"/>ServiceWindow.Regular<text:bookmark-end text:name="__RefHeading__1738_1305356424"/></text:h>
            </text:list-item>
          </text:list>
        </text:list-item>
      </text:list>
      <text:p text:style-name="Text_20_body">Read-write Unit/Profile/Job parameter</text:p>
      <text:p text:style-name="Text_20_body">Values allowed: Service Window format</text:p>
      <text:p text:style-name="Text_20_body">Protocols: TR-069, HTTP(S), TFTP</text:p>
      <text:p text:style-name="Text_20_body">This Service Window is the default window to be used, unless there is SOFTWARE, RESET or RESTART change. However, a job can override the setting, so that a CONFIG job that actually makes the device reboot can be specified to run under a Disruptive Service Window. Apart from that Regular Service Window behaves the same as Disruptive Service Window.</text:p>
      <text:list xml:id="list1030318263" text:continue-numbering="true" text:style-name="Heading_20_Numbering">
        <text:list-item>
          <text:list>
            <text:list-item>
              <text:h text:style-name="P7" text:outline-level="2"><text:bookmark-start text:name="__RefHeading__1740_1305356424"/><text:soft-page-break/>ServiceWindow.Spread<text:bookmark-end text:name="__RefHeading__1740_1305356424"/></text:h>
            </text:list-item>
          </text:list>
        </text:list-item>
      </text:list>
      <text:p text:style-name="Text_20_body">Read-write Unit/Profile/Job parameter</text:p>
      <text:p text:style-name="Text_20_body">Allowed values: An integer from 0 to 100</text:p>
      <text:p text:style-name="Text_20_body">Protocols: TR-069, HTTP(S), TFTP</text:p>
      <text:p text:style-name="Text_20_body">Default value is 50, which means 50%. With this setting the provisioning intervals is spread by a factor of 50%. If the frequency is set to 7 and service windows are open all week, all day, then a provisioning interval can be from 12 to 36 hours. Set it 0 to turn off spread. The idea of spread is to avoid synchronization of device connects (which can happen in a large power outage scenario, <text:s/>key servers breakdown, etc).</text:p>
      <text:list xml:id="list1940365211" text:continue-numbering="true" text:style-name="Heading_20_Numbering">
        <text:list-item>
          <text:list>
            <text:list-item>
              <text:h text:style-name="P7" text:outline-level="2"><text:bookmark-start text:name="__RefHeading__1742_1305356424"/>SoftwareURL<text:bookmark-end text:name="__RefHeading__1742_1305356424"/></text:h>
            </text:list-item>
          </text:list>
        </text:list-item>
      </text:list>
      <text:p text:style-name="Text_20_body">Read-write Unit/Profile/Job parameter</text:p>
      <text:p text:style-name="Text_20_body">Values allowed: A URL pointing to a software file</text:p>
      <text:p text:style-name="Text_20_body">Protocols: TR-069</text:p>
      <text:p text:style-name="Text_20_body">This parameter is only used if you're not satisfied with FreeACS handing out the files. One can imagine a situation where a large upgrade will create too much stress on the TR-069 server (usually handling the File-request from the devices). In that case this URL will override the default setting and you may specify a URL to any server to offload TR-069 Server.</text:p>
      <text:list xml:id="list77549943" text:continue-numbering="true" text:style-name="Heading_20_Numbering">
        <text:list-item>
          <text:list>
            <text:list-item>
              <text:h text:style-name="P7" text:outline-level="2"><text:bookmark-start text:name="__RefHeading__1744_1305356424"/>Telnet.DesiredScriptVersion<text:bookmark-end text:name="__RefHeading__1744_1305356424"/></text:h>
            </text:list-item>
          </text:list>
        </text:list-item>
      </text:list>
      <text:p text:style-name="Text_20_body">Read-write Unit/Profile/Job parameter</text:p>
      <text:p text:style-name="Text_20_body">Values allowed: Version number on a File of SCRIPT type in FreeACS (same Unit Type)</text:p>
      <text:p text:style-name="Text_20_body">Protocols: Telnet</text:p>
      <text:p text:style-name="Text_20_body">The parameter will be read and used if you start a Telnet Job. Then this script will be loaded from FreeACS DB and sent to the device.</text:p>
      <text:list xml:id="list1480504430" text:continue-numbering="true" text:style-name="Heading_20_Numbering">
        <text:list-item>
          <text:list>
            <text:list-item>
              <text:h text:style-name="P7" text:outline-level="2"><text:bookmark-start text:name="__RefHeading__1746_1305356424"/>Telnet.IPAddress<text:bookmark-end text:name="__RefHeading__1746_1305356424"/></text:h>
            </text:list-item>
          </text:list>
        </text:list-item>
      </text:list>
      <text:p text:style-name="Text_20_body">Read-write Unit/Profile/Job parameter</text:p>
      <text:p text:style-name="Text_20_body">Values allowed: Public IP address of the device. If device is behind NAT, port forwarding must be setup on the gateway.</text:p>
      <text:p text:style-name="Text_20_body">Protocols: Telnet</text:p>
      <text:p text:style-name="Text_20_body">The parameter will be read and used if you start a Telnet Job. Then the script will send the script to this IP address.</text:p>
      <text:list xml:id="list786575717" text:continue-numbering="true" text:style-name="Heading_20_Numbering">
        <text:list-item>
          <text:list>
            <text:list-item>
              <text:h text:style-name="P7" text:outline-level="2"><text:bookmark-start text:name="__RefHeading__1748_1305356424"/>Telnet.Password<text:bookmark-end text:name="__RefHeading__1748_1305356424"/></text:h>
            </text:list-item>
          </text:list>
        </text:list-item>
      </text:list>
      <text:p text:style-name="Text_20_body">Read-write Unit/Profile/Job parameter</text:p>
      <text:p text:style-name="Text_20_body">Values allowed: The password (if required) by the device upon Telnet session initiation.</text:p>
      <text:p text:style-name="Text_20_body">Protocols: Telnet</text:p>
      <text:p text:style-name="Text_20_body"><text:soft-page-break/>The parameter will be read and used if you start a Telnet Job. The password will be used if necessary. Currently the device must request the string (case-insensitive) "password" in the login screen, otherwise the Telnet-client will not understand where to respond with the password.</text:p>
      <text:list xml:id="list523033812" text:continue-numbering="true" text:style-name="Heading_20_Numbering">
        <text:list-item>
          <text:list>
            <text:list-item>
              <text:h text:style-name="P7" text:outline-level="2"><text:bookmark-start text:name="__RefHeading__1750_1305356424"/>Telnet.Port<text:bookmark-end text:name="__RefHeading__1750_1305356424"/></text:h>
            </text:list-item>
          </text:list>
        </text:list-item>
      </text:list>
      <text:p text:style-name="Text_20_body">Values allowed: Public telnet port of he device. If device is behind NAT, port forwarding must be setup on the gateway.</text:p>
      <text:p text:style-name="Text_20_body">Protocols: Telnet</text:p>
      <text:p text:style-name="Text_20_body">The parameter will be read and used if you start a Telnet Job. Then the script will send the script to this port.</text:p>
      <text:list xml:id="list2059343331" text:continue-numbering="true" text:style-name="Heading_20_Numbering">
        <text:list-item>
          <text:list>
            <text:list-item>
              <text:h text:style-name="P7" text:outline-level="2"><text:bookmark-start text:name="__RefHeading__1752_1305356424"/>Telnet.Username<text:bookmark-end text:name="__RefHeading__1752_1305356424"/></text:h>
            </text:list-item>
          </text:list>
        </text:list-item>
      </text:list>
      <text:p text:style-name="Text_20_body">Read-write Unit/Profile/Job parameter</text:p>
      <text:p text:style-name="Text_20_body">Values allowed: The username (if required) by the device upon Telnet session initiation.</text:p>
      <text:p text:style-name="Text_20_body">Protocols: Telnet</text:p>
      <text:p text:style-name="Text_20_body"><text:span text:style-name="T1">The parameter will be read and used if you start a Telnet Job. The username will be used if necessary. Currently the device must request the string (case-insensitive) "login" or "username" in the login screen, otherwise the Telnet-client will not understand where to respond with the user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Verdana" svg:font-family="Verdan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nb" fo:country="NO" fo:font-style="normal" style:text-underline-style="none" fo:font-weight="normal" style:letter-kerning="true" style:font-size-asian="12pt" style:language-asian="zxx" style:country-asian="none" style:font-style-asian="normal" style:font-weight-asian="normal" style:font-size-complex="12pt" style:language-complex="zxx"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2pt" fo:letter-spacing="normal" fo:language="nb" fo:country="NO" fo:font-style="normal" style:text-underline-style="none" fo:font-weight="normal"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Preformatted_20_Text" style:display-name="Preformatted Text" style:family="paragraph" style:parent-style-name="Standard" style:class="html">
      <style:paragraph-properties fo:hyphenation-ladder-count="no-limit"/>
      <style:text-properties style:font-name="DejaVu Sans Mono" style:font-name-asian="DejaVu Sans Mono" style:font-name-complex="DejaVu Sans Mono" fo:hyphenate="false" fo:hyphenation-remain-char-count="0" fo:hyphenation-push-char-count="0"/>
    </style:style>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ext" style:family="paragraph" style:parent-style-name="Caption" style:class="extra"/>
    <style:style style:name="Frame_20_contents" style:display-name="Frame contents" style:family="paragraph" style:parent-style-name="Text_20_body" style:class="extra"/>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1"/>
    </style:style>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Table"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Page_20_Number" style:display-name="Page Numb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874in" fo:margin-left="0.7874in"/>
        </style:list-level-properties>
      </text:outline-level-style>
      <text:outline-level-style text:level="2" style:num-format="1" text:display-levels="2">
        <style:list-level-properties text:list-level-position-and-space-mode="label-alignment">
          <style:list-level-label-alignment text:label-followed-by="listtab" fo:text-indent="-0.7874in" fo:margin-left="0.7874in"/>
        </style:list-level-properties>
      </text:outline-level-style>
      <text:outline-level-style text:level="3" style:num-format="1" text:display-levels="3">
        <style:list-level-properties text:list-level-position-and-space-mode="label-alignment">
          <style:list-level-label-alignment text:label-followed-by="listtab" fo:text-indent="-0.7874in" fo:margin-left="0.7874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Liberation Sans'" style:font-style-name="Regular" style:font-family-generic="swiss"/>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Zeichenformat" text:citation-body-style-name="Zeichenformat" style:num-format="1" text:start-value="0" text:footnotes-position="page" text:start-numbering-at="document"/>
    <text:notes-configuration text:note-class="endnote" text:citation-style-name="Zeichenformat" text:citation-body-style-name="Zeichenformat"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System Parameter Reference</text:title><text:tab/>Version <text:user-defined style:data-style-name="N0" text:name="Product Version">2012R1</text:user-defined></text:p>
      </style:header>
      <style:footer>
        <text:p text:style-name="Footer">Page <text:page-number text:select-page="current">11</text:page-number></text:p>
      </style:footer>
    </style:master-page>
    <style:master-page style:name="Endnote" style:page-layout-name="Mpm2"/>
    <style:master-page style:name="First_20_Page" style:display-name="First Page" style:page-layout-name="Mpm3" style:next-style-name="ToC_20_Page"/>
    <style:master-page style:name="ToC_20_Page" style:display-name="ToC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title>FreeACS System Parameter Reference</dc:title>
    <meta:initial-creator>Erik Larsen</meta:initial-creator>
    <dc:creator>Patrick Fox</dc:creator>
    <meta:creation-date>2007-05-24T09:32:00</meta:creation-date>
    <dc:date>2015-08-30T20:41:43</dc:date>
    <meta:print-date>2015-07-28T19:06:00</meta:print-date>
    <meta:editing-cycles>61</meta:editing-cycles>
    <meta:editing-duration>P3DT22H27M26S</meta:editing-duration>
    <meta:document-statistic meta:table-count="2" meta:image-count="0" meta:object-count="0" meta:page-count="12" meta:paragraph-count="220" meta:word-count="2692" meta:character-count="17233"/>
    <meta:user-defined meta:name="Product Version">2012R1</meta:user-defined>
    <meta:user-defined meta:name="_ReviewCycleID" meta:value-type="float">-403278106</meta:user-defined>
    <meta:user-defined meta:name="_TentativeReviewCycleID" meta:value-type="float">-403278106</meta:user-defined>
    <meta:template xlink:type="simple" xlink:actuate="onRequest" xlink:title="" xlink:href="Normal.dotm"/>
  </office:meta>
</office:document-meta>
</file>